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bdc4" officeooo:paragraph-rsid="0002bdc4"/>
    </style:style>
    <style:style style:name="P2" style:family="paragraph" style:parent-style-name="Standard">
      <style:text-properties officeooo:rsid="000582e0" officeooo:paragraph-rsid="000582e0"/>
    </style:style>
    <style:style style:name="P3" style:family="paragraph" style:parent-style-name="Standard">
      <style:text-properties officeooo:rsid="00059f59" officeooo:paragraph-rsid="00059f59"/>
    </style:style>
    <style:style style:name="P4" style:family="paragraph" style:parent-style-name="Standard">
      <style:text-properties fo:font-weight="bold" officeooo:rsid="0006bf30" officeooo:paragraph-rsid="0008e9ec" style:font-weight-asian="bold" style:font-weight-complex="bold"/>
    </style:style>
    <style:style style:name="P5" style:family="paragraph" style:parent-style-name="Standard">
      <style:text-properties fo:font-weight="bold" officeooo:rsid="000c61fc" officeooo:paragraph-rsid="000c61fc" style:font-weight-asian="bold" style:font-weight-complex="bold"/>
    </style:style>
    <style:style style:name="P6" style:family="paragraph" style:parent-style-name="Text_20_body">
      <style:paragraph-properties fo:margin-top="0in" fo:margin-bottom="0.0181in" style:contextual-spacing="false" fo:line-height="100%"/>
      <style:text-properties fo:font-weight="bold" officeooo:paragraph-rsid="0008e9ec" style:font-weight-asian="bold" style:font-weight-complex="bold"/>
    </style:style>
    <style:style style:name="P7" style:family="paragraph" style:parent-style-name="Standard">
      <style:text-properties fo:font-weight="normal" officeooo:rsid="00059f59" officeooo:paragraph-rsid="00059f59" style:font-weight-asian="normal" style:font-weight-complex="normal"/>
    </style:style>
    <style:style style:name="P8" style:family="paragraph" style:parent-style-name="Standard">
      <style:text-properties fo:font-weight="normal" officeooo:rsid="0005a857" officeooo:paragraph-rsid="0005a857" style:font-weight-asian="normal" style:font-weight-complex="normal"/>
    </style:style>
    <style:style style:name="P9" style:family="paragraph" style:parent-style-name="Standard">
      <style:text-properties fo:font-weight="normal" officeooo:rsid="0006bf30" officeooo:paragraph-rsid="0006bf30" style:font-weight-asian="normal" style:font-weight-complex="normal"/>
    </style:style>
    <style:style style:name="P10" style:family="paragraph" style:parent-style-name="Standard">
      <style:text-properties fo:font-weight="normal" officeooo:rsid="0006bf30" officeooo:paragraph-rsid="0008e9ec" style:font-weight-asian="normal" style:font-weight-complex="normal"/>
    </style:style>
    <style:style style:name="P11" style:family="paragraph" style:parent-style-name="Standard">
      <style:text-properties fo:font-weight="normal" officeooo:rsid="000c61fc" officeooo:paragraph-rsid="000c61fc" style:font-weight-asian="normal" style:font-weight-complex="normal"/>
    </style:style>
    <style:style style:name="P12" style:family="paragraph" style:parent-style-name="Standard">
      <style:text-properties fo:font-weight="normal" officeooo:rsid="000ff15b" officeooo:paragraph-rsid="000ff15b" style:font-weight-asian="normal" style:font-weight-complex="normal"/>
    </style:style>
    <style:style style:name="P13" style:family="paragraph" style:parent-style-name="Standard">
      <style:text-properties officeooo:rsid="00079979" officeooo:paragraph-rsid="00079979"/>
    </style:style>
    <style:style style:name="P14" style:family="paragraph" style:parent-style-name="Standard">
      <style:paragraph-properties fo:line-height="100%"/>
      <style:text-properties officeooo:rsid="0007de16" officeooo:paragraph-rsid="0007de16"/>
    </style:style>
    <style:style style:name="P15" style:family="paragraph" style:parent-style-name="Text_20_body">
      <style:paragraph-properties fo:margin-top="0in" fo:margin-bottom="0.0181in" style:contextual-spacing="false" fo:line-height="100%"/>
      <style:text-properties officeooo:rsid="0007de16" officeooo:paragraph-rsid="0008e9ec"/>
    </style:style>
    <style:style style:name="P16" style:family="paragraph" style:parent-style-name="Standard">
      <style:text-properties officeooo:rsid="0009c736" officeooo:paragraph-rsid="0009c736"/>
    </style:style>
    <style:style style:name="P17" style:family="paragraph" style:parent-style-name="Standard">
      <style:text-properties officeooo:rsid="000e3f8f" officeooo:paragraph-rsid="000e3f8f"/>
    </style:style>
    <style:style style:name="P18" style:family="paragraph" style:parent-style-name="Standard">
      <style:text-properties fo:language="en" fo:country="US" fo:font-weight="normal" officeooo:rsid="000ff15b" officeooo:paragraph-rsid="000ff15b" style:font-weight-asian="normal" style:font-weight-complex="normal"/>
    </style:style>
    <style:style style:name="P19" style:family="paragraph" style:parent-style-name="Standard">
      <style:text-properties fo:language="en" fo:country="US" fo:font-weight="normal" officeooo:rsid="0011f3cd" officeooo:paragraph-rsid="0011f3cd" style:font-weight-asian="normal" style:font-weight-complex="normal"/>
    </style:style>
    <style:style style:name="P20" style:family="paragraph" style:parent-style-name="Standard">
      <style:text-properties fo:language="en" fo:country="US" fo:font-weight="normal" officeooo:rsid="0011f3cd" officeooo:paragraph-rsid="0013685e" style:font-weight-asian="normal" style:font-weight-complex="normal"/>
    </style:style>
    <style:style style:name="P21" style:family="paragraph" style:parent-style-name="Standard">
      <style:text-properties fo:language="en" fo:country="US" fo:font-weight="normal" officeooo:rsid="0013685e" officeooo:paragraph-rsid="0013685e" style:font-weight-asian="normal" style:font-weight-complex="normal"/>
    </style:style>
    <style:style style:name="P22" style:family="paragraph" style:parent-style-name="Standard">
      <style:text-properties fo:language="en" fo:country="US" fo:font-weight="normal" officeooo:rsid="00148fac" officeooo:paragraph-rsid="00148fac" style:font-weight-asian="normal" style:font-weight-complex="normal"/>
    </style:style>
    <style:style style:name="P23" style:family="paragraph" style:parent-style-name="Standard">
      <style:text-properties fo:language="en" fo:country="US" fo:font-weight="normal" officeooo:rsid="00177264" officeooo:paragraph-rsid="00177264" style:font-weight-asian="normal" style:font-weight-complex="normal"/>
    </style:style>
    <style:style style:name="P24" style:family="paragraph" style:parent-style-name="Standard">
      <style:text-properties fo:language="en" fo:country="US" fo:font-weight="normal" officeooo:rsid="0018a3df" officeooo:paragraph-rsid="0018a3df" style:font-weight-asian="normal" style:font-weight-complex="normal"/>
    </style:style>
    <style:style style:name="P25" style:family="paragraph" style:parent-style-name="Standard">
      <style:text-properties fo:language="en" fo:country="US" fo:font-weight="normal" officeooo:rsid="001a1dfe" officeooo:paragraph-rsid="001a1dfe" style:font-weight-asian="normal" style:font-weight-complex="normal"/>
    </style:style>
    <style:style style:name="P26" style:family="paragraph" style:parent-style-name="Standard">
      <style:text-properties fo:language="en" fo:country="US" fo:font-weight="normal" officeooo:rsid="001b85fb" officeooo:paragraph-rsid="001b85fb" style:font-weight-asian="normal" style:font-weight-complex="normal"/>
    </style:style>
    <style:style style:name="P27" style:family="paragraph" style:parent-style-name="Standard">
      <style:text-properties fo:language="en" fo:country="US" fo:font-weight="normal" officeooo:rsid="001d04f1" officeooo:paragraph-rsid="001d04f1" style:font-weight-asian="normal" style:font-weight-complex="normal"/>
    </style:style>
    <style:style style:name="P28" style:family="paragraph" style:parent-style-name="Standard">
      <style:text-properties fo:language="en" fo:country="US" fo:font-weight="normal" officeooo:rsid="001e2d4e" officeooo:paragraph-rsid="001e2d4e" style:font-weight-asian="normal" style:font-weight-complex="normal"/>
    </style:style>
    <style:style style:name="P29" style:family="paragraph" style:parent-style-name="Standard">
      <style:text-properties fo:language="en" fo:country="US" fo:font-weight="normal" officeooo:rsid="001e2d4e" officeooo:paragraph-rsid="001f7b68" style:font-weight-asian="normal" style:font-weight-complex="normal"/>
    </style:style>
    <style:style style:name="P30" style:family="paragraph" style:parent-style-name="Standard">
      <style:text-properties officeooo:rsid="0010e6ce" officeooo:paragraph-rsid="0010e6ce"/>
    </style:style>
    <style:style style:name="P31" style:family="paragraph" style:parent-style-name="Standard">
      <style:text-properties fo:color="#c9211e" loext:opacity="100%" fo:language="en" fo:country="US" fo:font-weight="normal" officeooo:rsid="001b85fb" officeooo:paragraph-rsid="001b85fb" style:font-weight-asian="normal" style:font-weight-complex="normal"/>
    </style:style>
    <style:style style:name="P32" style:family="paragraph" style:parent-style-name="Standard">
      <style:text-properties fo:language="en" fo:country="US" fo:font-weight="normal" officeooo:rsid="0018a3df" officeooo:paragraph-rsid="001a1dfe" style:font-weight-asian="normal" style:font-weight-complex="normal"/>
    </style:style>
    <style:style style:name="P33" style:family="paragraph" style:parent-style-name="Standard">
      <style:text-properties fo:language="en" fo:country="US" fo:font-weight="normal" officeooo:rsid="001b85fb" officeooo:paragraph-rsid="001b85fb" style:font-weight-asian="normal" style:font-weight-complex="normal"/>
    </style:style>
    <style:style style:name="P34" style:family="paragraph" style:parent-style-name="Standard">
      <style:text-properties fo:language="en" fo:country="US" fo:font-weight="normal" officeooo:rsid="00236fff" officeooo:paragraph-rsid="00236fff" style:font-weight-asian="normal" style:font-weight-complex="normal"/>
    </style:style>
    <style:style style:name="P35" style:family="paragraph" style:parent-style-name="Standard">
      <style:text-properties fo:language="en" fo:country="US" fo:font-weight="normal" officeooo:rsid="0013685e" officeooo:paragraph-rsid="0013685e" style:font-weight-asian="normal" style:font-weight-complex="normal"/>
    </style:style>
    <style:style style:name="P36" style:family="paragraph" style:parent-style-name="Standard">
      <style:text-properties fo:language="en" fo:country="US" fo:font-weight="normal" officeooo:rsid="0013685e" officeooo:paragraph-rsid="0024739d" style:font-weight-asian="normal" style:font-weight-complex="normal"/>
    </style:style>
    <style:style style:name="P37" style:family="paragraph" style:parent-style-name="Standard">
      <style:text-properties fo:language="en" fo:country="US" fo:font-weight="normal" officeooo:rsid="0013685e" officeooo:paragraph-rsid="0025bac7" style:font-weight-asian="normal" style:font-weight-complex="normal"/>
    </style:style>
    <style:style style:name="P38" style:family="paragraph" style:parent-style-name="Standard">
      <style:text-properties fo:language="en" fo:country="US" fo:font-weight="normal" officeooo:rsid="0013685e" officeooo:paragraph-rsid="002d10d2" style:font-weight-asian="normal" style:font-weight-complex="normal"/>
    </style:style>
    <style:style style:name="P39" style:family="paragraph" style:parent-style-name="Standard">
      <style:text-properties fo:language="en" fo:country="US" fo:font-weight="normal" officeooo:rsid="0024739d" officeooo:paragraph-rsid="0024739d" style:font-weight-asian="normal" style:font-weight-complex="normal"/>
    </style:style>
    <style:style style:name="P40" style:family="paragraph" style:parent-style-name="Standard">
      <style:text-properties fo:language="en" fo:country="US" fo:font-weight="normal" officeooo:rsid="002b1eca" officeooo:paragraph-rsid="002b1eca" style:font-weight-asian="normal" style:font-weight-complex="normal"/>
    </style:style>
    <style:style style:name="P41" style:family="paragraph" style:parent-style-name="Standard">
      <style:text-properties fo:language="en" fo:country="US" fo:font-weight="normal" officeooo:rsid="00177264" officeooo:paragraph-rsid="00177264" style:font-weight-asian="normal" style:font-weight-complex="normal"/>
    </style:style>
    <style:style style:name="T1" style:family="text">
      <style:text-properties officeooo:rsid="000412d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d04f1" style:font-weight-asian="bold" style:font-weight-complex="bold"/>
    </style:style>
    <style:style style:name="T4" style:family="text">
      <style:text-properties fo:font-weight="bold" officeooo:rsid="0020a218" style:font-weight-asian="bold" style:font-weight-complex="bold"/>
    </style:style>
    <style:style style:name="T5" style:family="text">
      <style:text-properties fo:font-weight="bold" officeooo:rsid="0024739d" style:font-weight-asian="bold" style:font-weight-complex="bold"/>
    </style:style>
    <style:style style:name="T6" style:family="text">
      <style:text-properties fo:font-weight="bold" officeooo:rsid="0013c639" style:font-weight-asian="bold" style:font-weight-complex="bold"/>
    </style:style>
    <style:style style:name="T7" style:family="text">
      <style:text-properties fo:font-weight="bold" officeooo:rsid="0025bac7" style:font-weight-asian="bold" style:font-weight-complex="bold"/>
    </style:style>
    <style:style style:name="T8" style:family="text">
      <style:text-properties fo:font-weight="bold" officeooo:rsid="002b1eca" style:font-weight-asian="bold" style:font-weight-complex="bold"/>
    </style:style>
    <style:style style:name="T9" style:family="text">
      <style:text-properties fo:font-weight="bold" officeooo:rsid="002d10d2" style:font-weight-asian="bold" style:font-weight-complex="bold"/>
    </style:style>
    <style:style style:name="T10" style:family="text">
      <style:text-properties officeooo:rsid="0005a857"/>
    </style:style>
    <style:style style:name="T11" style:family="text">
      <style:text-properties fo:color="#c9211e" loext:opacity="100%" officeooo:rsid="0007de16"/>
    </style:style>
    <style:style style:name="T12" style:family="text">
      <style:text-properties fo:color="#c9211e" loext:opacity="100%" fo:font-weight="bold" style:font-weight-asian="bold" style:font-weight-complex="bold"/>
    </style:style>
    <style:style style:name="T13" style:family="text">
      <style:text-properties fo:color="#c9211e" loext:opacity="100%" fo:font-weight="bold" officeooo:rsid="002b1eca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language="uk" fo:country="UA"/>
    </style:style>
    <style:style style:name="T16" style:family="text">
      <style:text-properties fo:language="en" fo:country="US"/>
    </style:style>
    <style:style style:name="T17" style:family="text">
      <style:text-properties officeooo:rsid="0013685e"/>
    </style:style>
    <style:style style:name="T18" style:family="text">
      <style:text-properties officeooo:rsid="0013c639"/>
    </style:style>
    <style:style style:name="T19" style:family="text">
      <style:text-properties officeooo:rsid="00148fac"/>
    </style:style>
    <style:style style:name="T20" style:family="text">
      <style:text-properties officeooo:rsid="00158db0"/>
    </style:style>
    <style:style style:name="T21" style:family="text">
      <style:text-properties officeooo:rsid="00188618"/>
    </style:style>
    <style:style style:name="T22" style:family="text">
      <style:text-properties officeooo:rsid="0018a3df"/>
    </style:style>
    <style:style style:name="T23" style:family="text">
      <style:text-properties officeooo:rsid="001d04f1"/>
    </style:style>
    <style:style style:name="T24" style:family="text">
      <style:text-properties officeooo:rsid="001f7b68"/>
    </style:style>
    <style:style style:name="T25" style:family="text">
      <style:text-properties officeooo:rsid="0020a218"/>
    </style:style>
    <style:style style:name="T26" style:family="text">
      <style:text-properties officeooo:rsid="0020ad51"/>
    </style:style>
    <style:style style:name="T27" style:family="text">
      <style:text-properties officeooo:rsid="00236fff"/>
    </style:style>
    <style:style style:name="T28" style:family="text">
      <style:text-properties officeooo:rsid="00244d42"/>
    </style:style>
    <style:style style:name="T29" style:family="text">
      <style:text-properties officeooo:rsid="0024739d"/>
    </style:style>
    <style:style style:name="T30" style:family="text">
      <style:text-properties officeooo:rsid="0025bac7"/>
    </style:style>
    <style:style style:name="T31" style:family="text">
      <style:text-properties officeooo:rsid="00274345"/>
    </style:style>
    <style:style style:name="T32" style:family="text">
      <style:text-properties officeooo:rsid="002b1eca"/>
    </style:style>
    <style:style style:name="T33" style:family="text">
      <style:text-properties officeooo:rsid="002d10d2"/>
    </style:style>
    <style:style style:name="T34" style:family="text">
      <style:text-properties officeooo:rsid="0017726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define, <text:span text:style-name="T1">typedef</text:span> in one .cpp-file is not visible in other.</text:p>
      <text:p text:style-name="P1"/>
      <text:p text:style-name="P30">Arithmetic operations numeric types not smaller, than int – implicit promotion will take place.</text:p>
      <text:p text:style-name="P1"/>
      <text:p text:style-name="P13">ADL – argument-dependent lookup, <text:span text:style-name="T11">read more on this</text:span></text:p>
      <text:p text:style-name="P1"/>
      <text:p text:style-name="P17"><text:span text:style-name="T2">enum </text:span><text:span text:style-name="T14">MyEnum : long {a = 1L, ...}</text:span><text:span text:style-name="T2">; - </text:span></text:p>
      <text:p text:style-name="P16"><text:span text:style-name="T2"/></text:p>
      <text:p text:style-name="P16"><text:span text:style-name="T2">Inner class</text:span> has access to all members of enclosing class. Enclosing class does not have special privileges in access to inner class</text:p>
      <text:p text:style-name="P16"/>
      <text:p text:style-name="P6">lvalue, rvalue</text:p>
      <text:p text:style-name="P15">lvalue – anything that has region of storage(may be on the left side of =)</text:p>
      <text:p text:style-name="P14">rvalue – not lvalue. Example: x = a + b + c; x, a, b, c – lvalues, but result of a + b is rvalue</text:p>
      <text:p text:style-name="P1"/>
      <text:p text:style-name="P4">Move semantics</text:p>
      <text:p text:style-name="P10">MyClass(MyClass <text:span text:style-name="T2">&amp;&amp;</text:span> rvalue) {</text:p>
      <text:p text:style-name="P9"><text:tab/>just steal state by pointers, not need to copy</text:p>
      <text:p text:style-name="P9">}</text:p>
      <text:p text:style-name="P9"/>
      <text:p text:style-name="P5">Pointers to method of a class</text:p>
      <text:p text:style-name="P11">void (MyClass::*pMethod)(int); // declaration</text:p>
      <text:p text:style-name="P11">pMethod = &amp;MyClass::method; // assignment</text:p>
      <text:p text:style-name="P11">myInst.*pMethod(1); // invocation on specific instance</text:p>
      <text:h text:style-name="Heading_20_1" text:outline-level="1">Rule Of Three(the big three)</text:h>
      <text:p text:style-name="P2">I you provide own impl. of <text:span text:style-name="T2">destructor</text:span> or <text:span text:style-name="T2">copy constr.</text:span> or <text:span text:style-name="T2">assignment operator</text:span> → you should provide own destructor <text:span text:style-name="T2">and</text:span> copy constr. <text:span text:style-name="T2">and</text:span> assignment operator.</text:p>
      <text:p text:style-name="P2"/>
      <text:h text:style-name="Heading_20_1" text:outline-level="1">Rule of Five(the big five)</text:h>
      <text:p text:style-name="P2">Same as rule of three but with added <text:span text:style-name="T2">move constructor</text:span> and <text:span text:style-name="T2">move assign. op</text:span>.</text:p>
      <text:p text:style-name="P2"/>
      <text:h text:style-name="Heading_20_1" text:outline-level="1">Copy-and-swap idiom</text:h>
      <text:p text:style-name="P3">Approach to copy resources. Assume it’s needed to copy new_str to this→str:</text:p>
      <text:p text:style-name="P3"/>
      <text:p text:style-name="P3">// first – create a copy in temp. var.</text:p>
      <text:p text:style-name="P3">char * tmp_str = new char[…]; <text:span text:style-name="T2">// state of “this” will be consistent if exception is thrown here</text:span></text:p>
      <text:p text:style-name="P7">std::memcpy(<text:span text:style-name="T10">tmp_str, new_str, …</text:span>)</text:p>
      <text:p text:style-name="P7"/>
      <text:p text:style-name="P7">// <text:span text:style-name="T10">replace this→str by tmp_str</text:span></text:p>
      <text:p text:style-name="P8">char * prev_str = this→str;</text:p>
      <text:p text:style-name="P8">this→str = tmp_str;</text:p>
      <text:p text:style-name="P8">delete [] prev_str;</text:p>
      <text:p text:style-name="P8"/>
      <text:p text:style-name="P8"><text:soft-page-break/>would be simpler to swap this→str and tmp_str(see below) – that is why name contains “swap”</text:p>
      <text:p text:style-name="P8">swap(this→str, tmp_str);</text:p>
      <text:p text:style-name="P8">delete [] tmp_str;</text:p>
      <text:p text:style-name="P8"/>
      <text:h text:style-name="Heading_20_1" text:outline-level="1">Exceptions</text:h>
      <text:p text:style-name="P12"><text:span text:style-name="T2">If class inherits from std::exception</text:span><text:span text:style-name="T15"> </text:span><text:span text:style-name="T16">it should impl.:</text:span></text:p>
      <text:p text:style-name="P18">- at least default constructor(or some specific)</text:p>
      <text:p text:style-name="P18">- copy constructor</text:p>
      <text:p text:style-name="P18">- copy assignment operator</text:p>
      <text:p text:style-name="P18"/>
      <text:h text:style-name="Heading_20_1" text:outline-level="1">Linker script</text:h>
      <text:p text:style-name="P22">Sometimes spaces matter. Example: “.text:” causes a problem(just example) but “.text :” - does not.</text:p>
      <text:p text:style-name="P29">Symbols from .ld-file may be referenced in source code:</text:p>
      <text:p text:style-name="P29"><text:tab/>extern int from_ld; // <text:span text:style-name="T29">it does not have value, </text:span><text:span text:style-name="T5">it has only address</text:span><text:span text:style-name="T29"> – use as </text:span><text:span text:style-name="T24">&amp;flom_ld </text:span></text:p>
      <text:p text:style-name="P19"/>
      <text:h text:style-name="Heading_20_2" text:outline-level="2">Structure of a file</text:h>
      <text:p text:style-name="P21">ENTRY(starting_function_name)</text:p>
      <text:p text:style-name="P21"/>
      <text:p text:style-name="P20">MEMORY</text:p>
      <text:p text:style-name="P20">{</text:p>
      <text:p text:style-name="P19"><text:tab/>mem1 <text:span text:style-name="T17">(rwxia) </text:span>: <text:span text:style-name="T17">ORIGIN =0x2000, LENGTH =10K</text:span></text:p>
      <text:p text:style-name="P19"><text:tab/>…</text:p>
      <text:p text:style-name="P19">}</text:p>
      <text:p text:style-name="P19"/>
      <text:p text:style-name="P37">SECTIONS /<text:span text:style-name="T30">* </text:span><text:span text:style-name="T18">how to merge sections from specific obj.-files </text:span><text:span text:style-name="T6">to sections in output file</text:span><text:span text:style-name="T18"> </text:span><text:span text:style-name="T30">*/</text:span></text:p>
      <text:p text:style-name="P21">{</text:p>
      <text:p text:style-name="P21"><text:tab/>.text <text:span text:style-name="T28">0x100 </text:span>: /<text:span text:style-name="T28">* put starting from 0x100 */</text:span></text:p>
      <text:p text:style-name="P21"><text:tab/><text:span text:style-name="T28">AT(0xF00) /* will be loaded from 0xF00 */</text:span></text:p>
      <text:p text:style-name="P21"><text:tab/>{</text:p>
      <text:p text:style-name="P21"><text:tab/><text:tab/><text:span text:style-name="T19">*(.text) /</text:span><text:span text:style-name="T30">* put .text sections from all .o-files */</text:span></text:p>
      <text:p text:style-name="P21"><text:tab/><text:tab/><text:span text:style-name="T30">a1.o a2.o a3.o /* put here all sections(</text:span><text:span text:style-name="T7">except explicitly spec. else</text:span><text:span text:style-name="T8">where</text:span><text:span text:style-name="T30">) from .o-files */</text:span></text:p>
      <text:p text:style-name="P21"><text:tab/><text:tab/><text:span text:style-name="T30">b.o (.sect1 .sect2 sect3) /* put here specified sections from b.o */</text:span></text:p>
      <text:p text:style-name="P21"><text:tab/>}</text:p>
      <text:p text:style-name="P21"/>
      <text:p text:style-name="P21"><text:tab/>.data :</text:p>
      <text:p text:style-name="P21"><text:tab/>{</text:p>
      <text:p text:style-name="P21"><text:tab/><text:tab/>. <text:span text:style-name="T20">= ALIGN(2);</text:span></text:p>
      <text:p text:style-name="P21"><text:tab/><text:tab/><text:span text:style-name="T20">_</text:span><text:span text:style-name="T33">s</text:span><text:span text:style-name="T20">data = .;</text:span></text:p>
      <text:p text:style-name="P21"><text:tab/><text:tab/>…</text:p>
      <text:p text:style-name="P21"><text:tab/><text:tab/><text:span text:style-name="T20">_</text:span><text:span text:style-name="T33">e</text:span><text:span text:style-name="T20">data = .;</text:span></text:p>
      <text:p text:style-name="P21"><text:tab/>}&gt; <text:span text:style-name="T27">mem</text:span><text:span text:style-name="T28">1</text:span> AT&gt; <text:span text:style-name="T27">mem2 /</text:span><text:span text:style-name="T28">* put somewhere in mem1 and load from somewhere in mem2 */</text:span></text:p>
      <text:p text:style-name="P21"/>
      <text:p text:style-name="P38"><text:tab/><text:span text:style-name="T34">_sidata = LOADADDR(.data); /</text:span><text:span text:style-name="T33">* to know from where to copy, _sdata keeps addr. in mem1 */</text:span></text:p>
      <text:p text:style-name="P36"><text:tab/></text:p>
      <text:p text:style-name="P36"><text:soft-page-break/><text:tab/>.<text:span text:style-name="T28">other (NOLOAD) : /</text:span><text:span text:style-name="T29">* non-loadable */</text:span></text:p>
      <text:p text:style-name="P36"><text:span text:style-name="T29"><text:tab/>{</text:span></text:p>
      <text:p text:style-name="P36"><text:tab/><text:tab/>BYTE(expression) /<text:span text:style-name="T29">* put here unsigned byte*/</text:span></text:p>
      <text:p text:style-name="P36"><text:tab/><text:tab/>SHORT(expression)</text:p>
      <text:p text:style-name="P36"><text:tab/><text:tab/>LONG(expression)</text:p>
      <text:p text:style-name="P36"><text:tab/><text:tab/>QUAD(expression) /<text:span text:style-name="T29">* put here 8 unsigned bytes */</text:span></text:p>
      <text:p text:style-name="P36"><text:tab/><text:tab/><text:span text:style-name="T29">FILL(0x0304) /* since this point fill possible gaps with 0x0304 */</text:span></text:p>
      <text:p text:style-name="P36"><text:tab/><text:tab/>SQUAD(expression) /<text:span text:style-name="T29">* put here 8 signed bytes */</text:span></text:p>
      <text:p text:style-name="P39"><text:tab/>} &gt; mem2 = 0x0102 /* put in mem2 and fill possible gaps with 0x0102 */</text:p>
      <text:p text:style-name="P39"><text:tab/></text:p>
      <text:p text:style-name="P39"><text:tab/>/<text:span text:style-name="T32">DISCARD/ : {</text:span></text:p>
      <text:p text:style-name="P39"><text:tab/><text:tab/><text:span text:style-name="T32">a.o /* discard </text:span><text:span text:style-name="T13">all??(or not used elsewhere??)</text:span><text:span text:style-name="T32"> <text:s/>sect. from a.o */</text:span></text:p>
      <text:p text:style-name="P40"><text:tab/>}</text:p>
      <text:p text:style-name="P21">}</text:p>
      <text:p text:style-name="P19"/>
      <text:p text:style-name="P26">Output sections <text:span text:style-name="T28">are specific for target file type. Most common</text:span>:</text:p>
      <text:p text:style-name="P26">.text – code,</text:p>
      <text:p text:style-name="P26">.rodata – read-only data, constants</text:p>
      <text:p text:style-name="P26">.data – initialized data(with initial value)</text:p>
      <text:p text:style-name="P26">.bss – not-initialized <text:span text:style-name="T31">static variables</text:span></text:p>
      <text:p text:style-name="P34">COMMON – <text:span text:style-name="T31">seams, not-initialized non-static variables</text:span></text:p>
      <text:p text:style-name="P31">.<text:span text:style-name="T25">stack - ??</text:span></text:p>
      <text:p text:style-name="P19"/>
      <text:p text:style-name="P21">ORIGIN may be equation, like: 0x2000 + 1K - 4</text:p>
      <text:p text:style-name="P21">Attributes: <text:span text:style-name="T33">w – means </text:span><text:span text:style-name="T9">read &amp;</text:span><text:span text:style-name="T33"> write; </text:span>i – initialized <text:span text:style-name="T12">sections??, a – allocated sections?? </text:span></text:p>
      <text:p text:style-name="P21">! - inverts any following attribute(single or several??)</text:p>
      <text:p text:style-name="P21"/>
      <text:p text:style-name="P23">Location counter “.”</text:p>
      <text:p text:style-name="P23">“_data_end = .;“ assigns end of .data section to symbol _data_end.</text:p>
      <text:p text:style-name="P23">. = ALIGN(2); - 2byte-aligns further content<text:span text:style-name="T21">(literally, assign some value to location counter)</text:span>.</text:p>
      <text:p text:style-name="P23"/>
      <text:h text:style-name="Heading_20_1" text:outline-level="1">Linker</text:h>
      <text:p text:style-name="P25">GCC <text:span text:style-name="T2">also can link. </text:span><text:span text:style-name="T23">Still it </text:span><text:span text:style-name="T3">may not recognize</text:span><text:span text:style-name="T23"> some purely linker options, to fix this: </text:span><text:span text:style-name="T3">-Wl,</text:span><text:span text:style-name="T23">opt1,opt2=val2.</text:span></text:p>
      <text:p text:style-name="P25">Command line:</text:p>
      <text:p text:style-name="P25">gcc <text:span text:style-name="T22">-T linker_script.ld -o output_file.elf </text:span>*.o </text:p>
      <text:p text:style-name="P32">-nostdlib - ??</text:p>
      <text:p text:style-name="P25">-<text:span text:style-name="T23">Map=map.map – purely linker option, creates file with assigned addresses to each symbol(var. or func.)</text:span></text:p>
      <text:p text:style-name="P25"/>
      <text:p text:style-name="P27">objdump -h out.elf – shows sections in output file; <text:span text:style-name="T4">works with obj.-file</text:span><text:span text:style-name="T25">.</text:span></text:p>
      <text:p text:style-name="P27">-<text:span text:style-name="T26">t – show symbols.</text:span></text:p>
      <text:p text:style-name="P27"/>
      <text:p text:style-name="P28">nm out.elf – shows all symbols of app.</text:p>
      <text:p text:style-name="P24"/>
      <text:p text:style-name="P2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8T22:08:07.335000000</meta:creation-date>
    <dc:date>2024-07-03T03:05:13.048000000</dc:date>
    <meta:editing-duration>PT2H49M3S</meta:editing-duration>
    <meta:editing-cycles>32</meta:editing-cycles>
    <meta:generator>LibreOffice/7.6.3.2$Windows_X86_64 LibreOffice_project/29d686fea9f6705b262d369fede658f824154cc0</meta:generator>
    <meta:document-statistic meta:table-count="0" meta:image-count="0" meta:object-count="0" meta:page-count="3" meta:paragraph-count="102" meta:word-count="690" meta:character-count="4197" meta:non-whitespace-character-count="3535"/>
  </office:meta>
</office:document-meta>
</file>